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5983b0" loext:opacity="100%"/>
    </style:style>
    <style:style style:name="P2" style:family="paragraph" style:parent-style-name="Standard">
      <style:text-properties fo:color="#5983b0" loext:opacity="100%"/>
    </style:style>
    <style:style style:name="T1" style:family="text">
      <style:text-properties fo:color="#5983b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ymagania: </text:p>
      <text:p text:style-name="Standard"/>
      <text:p text:style-name="Standard">-<text:span text:style-name="T1"> Podstawowy ruch postaci - ruch lewo/prawo, skok, opadanie </text:span></text:p>
      <text:p text:style-name="Standard"/>
      <text:p text:style-name="P1">- Dodanie ataku bohatera po wciśnięciu przycisku na klawiaturze </text:p>
      <text:p text:style-name="Standard"/>
      <text:p text:style-name="P1">- Dodanie prostego systemu zbierania pieniędzy po wejściu w pieniążek. Informacja o zebranych pieniądzach powinna znajdować się na UI </text:p>
      <text:p text:style-name="Standard"/>
      <text:p text:style-name="P1">- Dodanie prostego systemu punktów życia dla gracza. Informacja o posiadanych punktach życia powinna znajdować się na UI (bazowo gracz posiada 3 punkty życia) </text:p>
      <text:p text:style-name="P1"/>
      <text:p text:style-name="P1">- Implementacja prostego przeciwnika "grzyba" z punktami patrolowymi, który: <text:s/></text:p>
      <text:p text:style-name="Standard"/>
      <text:p text:style-name="P1"><text:s text:c="4"/>1) Jeżeli nie ma wyznaczonych punktów patrolu to stoi w miejscu. <text:s/></text:p>
      <text:p text:style-name="P1"/>
      <text:p text:style-name="P1"><text:s text:c="4"/>2) Jeżeli posiada zdefiniowane punkty patrolu to porusza się między nimi. </text:p>
      <text:p text:style-name="Standard"/>
      <text:p text:style-name="P1"><text:s text:c="4"/>3) Posiada 2 punkty życia. Jedno uderzenie gracza zabiera 1 punkty życia. Po utracie wszystkich punktów umiera </text:p>
      <text:p text:style-name="Standard"/>
      <text:p text:style-name="Standard"><text:s text:c="3"/><text:span text:style-name="T1"><text:s/>4) Jeżeli gracz wejdzie w przeciwnika to otrzymuje 1 punkty obrażeń i zostaje odepchnięty </text:span></text:p>
      <text:p text:style-name="Standard"/>
      <text:p text:style-name="P1">- Po utraceniu wszystkich punktów życia gracz umiera i nie można nim kontrolować </text:p>
      <text:p text:style-name="Standard"/>
      <text:p text:style-name="P1">- Animacje zmieniają się w zależności od stanu postaci </text:p>
      <text:p text:style-name="Standard"/>
      <text:p text:style-name="Standard">Lista dodatkowych zadań: </text:p>
      <text:p text:style-name="Standard"/>
      <text:p text:style-name="Standard">- Utworzenie własnego poziomu przy użyciu Tilemap oraz załączonych atlasów sprite'ów. </text:p>
      <text:p text:style-name="Standard"/>
      <text:p text:style-name="Standard">- Dodanie nowego typu przeciwnika - Goblina, który potrafi zaatakować gracza, jeśli ten zbliży się na określoną odległość. Podobnie jak grzyb może stać w miejscu albo patrolować w zależności od ustawień w inspektorze. </text:p>
      <text:p text:style-name="Standard"/>
      <text:p text:style-name="Standard">- Wykonanie projektu przy użyciu GIT </text:p>
      <text:p text:style-name="Standard"/>
      <text:p text:style-name="Standard">- Projekt posiada bardzo dużo możliwości rozwoju, dlatego wszelkie nowatorskie pomysły na urozmaicenie rozgrywki są mile widziane :) </text:p>
      <text:p text:style-name="Standard"/>
      <text:p text:style-name="Standard">Prosimy o wysłanie listy własnych feature'ów dodanych do projektu. Link do pełnej paczki assetów: https://o-lobster.itch.io/platformmetroidvania-pixel-art-asset-pack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6-18T15:12:16.923000000</dc:date>
    <meta:editing-duration>PT2H24M56S</meta:editing-duration>
    <meta:editing-cycles>8</meta:editing-cycles>
    <meta:document-statistic meta:table-count="0" meta:image-count="0" meta:object-count="0" meta:page-count="1" meta:paragraph-count="18" meta:word-count="232" meta:character-count="1664" meta:non-whitespace-character-count="1414"/>
  </office:meta>
</office:document-meta>
</file>